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7.34mm"/>
    </style:style>
    <style:style style:name="co4" style:family="table-column">
      <style:table-column-properties fo:break-before="auto" style:column-width="8.43mm"/>
    </style:style>
    <style:style style:name="co5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o these points combos make any positions IMPOSSIBLE?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/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16:26:47.522818571</meta:creation-date>
    <dc:date>2021-11-03T11:25:38.875637946</dc:date>
    <meta:editing-duration>P1DT18H48M41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